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4-02-08" calcext:value-type="date" table:number-columns-spanned="1" table:number-rows-spanned="2">
            <text:p>08/02/24</text:p>
          </table:table-cell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1" calcext:value-type="float">
            <text:p>1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7:46:08.5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8T17:49:40.488000000</dc:date>
    <meta:editing-duration>PT9M</meta:editing-duration>
    <meta:editing-cycles>6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